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fill-image-width="0cm" draw:fill-image-height="0cm" fo:min-height="2.99cm"/>
    </style:style>
    <style:style style:name="gr2" style:family="graphic" style:parent-style-name="standard">
      <style:graphic-properties svg:stroke-width="0.3cm" svg:stroke-color="#006f9c" draw:marker-start-width="0.9cm" draw:marker-end-width="0.9cm" draw:fill="none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006f9c" draw:marker-start-width="0.9cm" draw:marker-end-width="0.9cm" draw:fill="none" draw:textarea-horizontal-align="justify" draw:textarea-vertical-align="middle" draw:auto-grow-height="false" fo:min-height="2.425cm" fo:min-width="2.176cm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006f9c" draw:marker-start-width="0.9cm" draw:marker-end-width="0.9cm" draw:fill="none" draw:textarea-horizontal-align="justify" draw:textarea-vertical-align="middle" draw:auto-grow-height="false" fo:min-height="1.8cm" fo:min-width="1.55cm" fo:padding-top="0.275cm" fo:padding-bottom="0.275cm" fo:padding-left="0.4cm" fo:padding-right="0.4cm"/>
    </style:style>
    <style:style style:name="gr5" style:family="graphic" style:parent-style-name="standard">
      <style:graphic-properties svg:stroke-width="0.3cm" svg:stroke-color="#006f9c" draw:marker-start-width="0.9cm" draw:marker-end-width="0.9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6" style:family="graphic" style:parent-style-name="standard">
      <style:graphic-properties svg:stroke-width="0.3cm" svg:stroke-color="#006f9c" draw:marker-start-width="0.9cm" draw:marker-end-width="0.9cm" draw:fill="none" draw:textarea-horizontal-align="justify" draw:textarea-vertical-align="middle" draw:auto-grow-height="false" fo:min-height="2.625cm" fo:min-width="2.376cm" fo:padding-top="0.275cm" fo:padding-bottom="0.275cm" fo:padding-left="0.4cm" fo:padding-right="0.4cm"/>
    </style:style>
    <style:style style:name="gr7" style:family="graphic" style:parent-style-name="standard">
      <style:graphic-properties svg:stroke-width="0.3cm" svg:stroke-color="#006f9c" draw:marker-start-width="0.9cm" draw:marker-end-width="0.9cm" draw:fill="none" draw:textarea-horizontal-align="justify" draw:textarea-vertical-align="middle" draw:auto-grow-height="false" fo:min-height="2cm" fo:min-width="1.75cm" fo:padding-top="0.275cm" fo:padding-bottom="0.275cm" fo:padding-left="0.4cm" fo:padding-right="0.4cm"/>
    </style:style>
    <style:style style:name="gr8" style:family="graphic" style:parent-style-name="standard">
      <style:graphic-properties svg:stroke-width="1.1cm" svg:stroke-color="#f23a14" draw:marker-start-width="3.5cm" draw:marker-end-width="3.5cm" draw:fill="none" draw:fill-image-width="0cm" draw:fill-image-height="0cm" draw:textarea-vertical-align="middle" fo:padding-top="0.675cm" fo:padding-bottom="0.675cm" fo:padding-left="0.8cm" fo:padding-right="0.8cm"/>
    </style:style>
    <style:style style:name="gr9" style:family="graphic" style:parent-style-name="standard">
      <style:graphic-properties draw:stroke="none" draw:fill="none" fo:min-height="2.991cm"/>
    </style:style>
    <style:style style:name="gr10" style:family="graphic" style:parent-style-name="standard">
      <style:graphic-properties draw:stroke="none" draw:fill="none" fo:min-height="2.6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 draw:fill-image-width="0cm" draw:fill-image-height="0cm"/>
      <style:paragraph-properties fo:text-align="center"/>
      <style:text-properties style:font-name="PT Sans" fo:font-size="34pt" fo:font-weight="bold" style:font-size-asian="34pt" style:font-weight-asian="bold" style:font-size-complex="3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image-width="0cm" draw:fill-image-height="0cm"/>
      <style:paragraph-properties fo:text-align="center"/>
    </style:style>
    <style:style style:name="T1" style:family="text">
      <style:text-properties style:font-name="PT Sans"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PT Sans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404cm" svg:height="3.24cm" svg:x="7.3cm" svg:y="14.549cm">
          <draw:text-box>
            <text:p text:style-name="P1"><text:span text:style-name="T1">BATTLEMESH</text:span></text:p>
          </draw:text-box>
        </draw:frame>
        <draw:g>
          <draw:g>
            <draw:g>
              <draw:polyline draw:style-name="gr2" draw:text-style-name="P3" draw:layer="layout" svg:width="1.934cm" svg:height="3.067cm" svg:x="14.113cm" svg:y="10.93cm" svg:viewBox="0 0 1935 3068" draw:points="1935,3068 834,0 0,3068">
                <text:p/>
              </draw:polyline>
              <draw:line draw:style-name="gr2" draw:text-style-name="P3" draw:layer="layout" svg:x1="15.314cm" svg:y1="12.03cm" svg:x2="14.647cm" svg:y2="12.03cm">
                <text:p/>
              </draw:line>
              <draw:line draw:style-name="gr2" draw:text-style-name="P3" draw:layer="layout" svg:x1="15.58cm" svg:y1="12.664cm" svg:x2="14.446cm" svg:y2="12.664cm">
                <text:p/>
              </draw:line>
            </draw:g>
            <draw:custom-shape draw:style-name="gr3" draw:text-style-name="P3" draw:layer="layout" svg:width="4.772cm" svg:height="4.771cm" svg:x="12.602cm" svg:y="8.6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3.888cm" svg:height="3.888cm" svg:x="13.044cm" svg:y="9.0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0.3cm" svg:height="0.2cm" draw:transform="rotate (1.5707963267949) translate (12.437cm 12.0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01cm" svg:height="0.2cm" draw:transform="rotate (1.5707963267949) translate (12.304cm 10.9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01cm" svg:height="0.2cm" draw:transform="rotate (1.5707963267949) translate (12.638cm 9.86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01cm" draw:transform="rotate (1.5707963267949) translate (13.371cm 8.962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01cm" draw:transform="rotate (1.5707963267949) translate (14.405cm 8.595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cm" draw:transform="rotate (1.5707963267949) translate (15.507cm 8.595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cm" draw:transform="rotate (1.5707963267949) translate (16.508cm 9.062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cm" draw:transform="rotate (1.5707963267949) translate (17.275cm 9.996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cm" draw:transform="rotate (1.5707963267949) translate (17.509cm 11.06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cm" draw:transform="rotate (1.5707963267949) translate (17.309cm 12.1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01cm" draw:transform="rotate (1.5707963267949) translate (16.842cm 12.998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01cm" draw:transform="rotate (1.5707963267949) translate (12.94cm 12.998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g>
              <draw:polyline draw:style-name="gr2" draw:text-style-name="P3" draw:layer="layout" svg:width="1.934cm" svg:height="3.067cm" svg:x="14.112cm" svg:y="10.88cm" svg:viewBox="0 0 1935 3068" draw:points="1935,3068 834,0 0,3068">
                <text:p/>
              </draw:polyline>
              <draw:line draw:style-name="gr2" draw:text-style-name="P3" draw:layer="layout" svg:x1="15.313cm" svg:y1="11.98cm" svg:x2="14.646cm" svg:y2="11.98cm">
                <text:p/>
              </draw:line>
              <draw:line draw:style-name="gr2" draw:text-style-name="P3" draw:layer="layout" svg:x1="15.579cm" svg:y1="12.614cm" svg:x2="14.445cm" svg:y2="12.614cm">
                <text:p/>
              </draw:line>
            </draw:g>
            <draw:custom-shape draw:style-name="gr6" draw:text-style-name="P3" draw:layer="layout" svg:width="4.772cm" svg:height="4.771cm" svg:x="12.601cm" svg:y="8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3.888cm" svg:height="3.888cm" svg:x="13.043cm" svg:y="9.0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0.3cm" svg:height="0.2cm" draw:transform="rotate (1.5707963267949) translate (12.436cm 11.98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01cm" svg:height="0.2cm" draw:transform="rotate (1.5707963267949) translate (12.303cm 10.88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01cm" svg:height="0.2cm" draw:transform="rotate (1.5707963267949) translate (12.637cm 9.813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01cm" draw:transform="rotate (1.5707963267949) translate (13.37cm 8.912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01cm" draw:transform="rotate (1.5707963267949) translate (14.404cm 8.545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cm" draw:transform="rotate (1.5707963267949) translate (15.506cm 8.545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cm" draw:transform="rotate (1.5707963267949) translate (16.507cm 9.012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cm" draw:transform="rotate (1.5707963267949) translate (17.274cm 9.946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cm" draw:transform="rotate (1.5707963267949) translate (17.508cm 11.013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cm" draw:transform="rotate (1.5707963267949) translate (17.308cm 12.08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01cm" draw:transform="rotate (1.5707963267949) translate (16.841cm 12.948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5" draw:text-style-name="P3" draw:layer="layout" svg:width="0.3cm" svg:height="0.201cm" draw:transform="rotate (1.5707963267949) translate (12.939cm 12.948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draw:g>
          <draw:g>
            <draw:ellipse draw:style-name="gr8" draw:text-style-name="P4" draw:layer="layout" svg:width="16.188cm" svg:height="16.173cm" draw:transform="skewX (-0.0422369678982628) rotate (0.764279679448317) translate (3.251cm 10.808cm)" draw:kind="arc" draw:start-angle="0" draw:end-angle="90">
              <text:p/>
            </draw:ellipse>
            <draw:ellipse draw:style-name="gr8" draw:text-style-name="P4" draw:layer="layout" svg:width="20.233cm" svg:height="20.215cm" draw:transform="skewX (-0.041887902047864) rotate (0.764279679448317) translate (0.332cm 10.808cm)" draw:kind="arc" draw:start-angle="0" draw:end-angle="90">
              <text:p/>
            </draw:ellipse>
            <draw:ellipse draw:style-name="gr8" draw:text-style-name="P4" draw:layer="layout" svg:width="12.139cm" svg:height="12.129cm" draw:transform="skewX (-0.0422369678982627) rotate (0.764279679448317) translate (6.173cm 10.808cm)" draw:kind="arc" draw:start-angle="0" draw:end-angle="90">
              <text:p/>
            </draw:ellipse>
            <draw:ellipse draw:style-name="gr8" draw:text-style-name="P4" draw:layer="layout" svg:width="8.09cm" svg:height="8.083cm" draw:transform="skewX (-0.0411897703470663) rotate (0.764977811149115) translate (9.097cm 10.808cm)" draw:kind="arc" draw:start-angle="0" draw:end-angle="90">
              <text:p/>
            </draw:ellipse>
          </draw:g>
        </draw:g>
        <draw:frame draw:style-name="gr9" draw:text-style-name="P3" draw:layer="layout" svg:width="4.597cm" svg:height="3.241cm" svg:x="17.5cm" svg:y="17.159cm">
          <draw:text-box>
            <text:p text:style-name="P1"><text:span text:style-name="T1">v10</text:span></text:p>
          </draw:text-box>
        </draw:frame>
        <draw:frame draw:style-name="gr10" draw:text-style-name="P3" draw:layer="layout" svg:width="9.417cm" svg:height="2.91cm" svg:x="7.827cm" svg:y="17.49cm">
          <draw:text-box>
            <text:p text:style-name="P1"><text:span text:style-name="T2">JUNE 05-11, 2017</text:span></text:p>
            <text:p text:style-name="P1"><text:span text:style-name="T2">VIENNA, AUSTR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09:56:33.703527000</meta:creation-date>
    <meta:editing-duration>P0D</meta:editing-duration>
    <meta:editing-cycles>1</meta:editing-cycles>
    <meta:generator>LibreOffice/5.1.6.2$MacOSX_X86_64 LibreOffice_project/07ac168c60a517dba0f0d7bc7540f5afa45f0909</meta:generator>
    <meta:document-statistic meta:object-count="46"/>
  </office:meta>
</office:document-meta>
</file>